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19"/><text:span text:style-name="T1">GNU LESSER GENERAL PUBLIC LICENSE</text:span></text:p>
      <text:p text:style-name="P2"><text:s text:c="23"/><text:span text:style-name="T1">Version 3, 29 June 2007</text:span></text:p>
      <text:p text:style-name="P3"/>
      <text:p text:style-name="P2"><text:s/><text:span text:style-name="T1">Copyright (C) 2007 Free Software Foundation, Inc. &lt;https://fsf.org/&gt;</text:span></text:p>
      <text:p text:style-name="P2"><text:s/><text:span text:style-name="T1">Everyone is permitted to copy and distribute verbatim copies</text:span></text:p>
      <text:p text:style-name="P2"><text:s/><text:span text:style-name="T1">of this license document, but changing it is not allowed.</text:span></text:p>
      <text:p text:style-name="P3"/>
      <text:p text:style-name="P3"/>
      <text:p text:style-name="P2"><text:s text:c="2"/><text:span text:style-name="T1">This version of the GNU Lesser General Public License incorporates</text:span></text:p>
      <text:p text:style-name="P1">the terms and conditions of version 3 of the GNU General Public</text:p>
      <text:p text:style-name="P1">License, supplemented by the additional permissions listed below.</text:p>
      <text:p text:style-name="P3"/>
      <text:p text:style-name="P2"><text:s text:c="2"/><text:span text:style-name="T1">0. Additional Definitions.</text:span></text:p>
      <text:p text:style-name="P3"/>
      <text:p text:style-name="P2"><text:s text:c="2"/><text:span text:style-name="T1">As used herein, "this License" refers to version 3 of the GNU Lesser</text:span></text:p>
      <text:p text:style-name="P1">General Public License, and the "GNU GPL" refers to version 3 of the GNU</text:p>
      <text:p text:style-name="P1">General Public License.</text:p>
      <text:p text:style-name="P3"/>
      <text:p text:style-name="P2"><text:s text:c="2"/><text:span text:style-name="T1">"The Library" refers to a covered work governed by this License,</text:span></text:p>
      <text:p text:style-name="P1">other than an Application or a Combined Work as defined below.</text:p>
      <text:p text:style-name="P3"/>
      <text:p text:style-name="P2"><text:s text:c="2"/><text:span text:style-name="T1">An "Application" is any work that makes use of an interface provided</text:span></text:p>
      <text:p text:style-name="P1">by the Library, but which is not otherwise based on the Library.</text:p>
      <text:p text:style-name="P1">Defining a subclass of a class defined by the Library is deemed a mode</text:p>
      <text:p text:style-name="P1">of using an interface provided by the Library.</text:p>
      <text:p text:style-name="P3"/>
      <text:p text:style-name="P2"><text:s text:c="2"/><text:span text:style-name="T1">A "Combined Work" is a work produced by combining or linking an</text:span></text:p>
      <text:p text:style-name="P1">Application with the Library. <text:s/>The particular version of the Library</text:p>
      <text:p text:style-name="P1">with which the Combined Work was made is also called the "Linked</text:p>
      <text:p text:style-name="P1">Version".</text:p>
      <text:p text:style-name="P3"/>
      <text:p text:style-name="P2"><text:s text:c="2"/><text:span text:style-name="T1">The "Minimal Corresponding Source" for a Combined Work means the</text:span></text:p>
      <text:p text:style-name="P1">Corresponding Source for the Combined Work, excluding any source code</text:p>
      <text:p text:style-name="P1">for portions of the Combined Work that, considered in isolation, are</text:p>
      <text:p text:style-name="P1">based on the Application, and not on the Linked Version.</text:p>
      <text:p text:style-name="P3"/>
      <text:p text:style-name="P2"><text:s text:c="2"/><text:span text:style-name="T1">The "Corresponding Application Code" for a Combined Work means the</text:span></text:p>
      <text:p text:style-name="P1">object code and/or source code for the Application, including any data</text:p>
      <text:p text:style-name="P1">and utility programs needed for reproducing the Combined Work from the</text:p>
      <text:p text:style-name="P1">Application, but excluding the System Libraries of the Combined Work.</text:p>
      <text:p text:style-name="P3"/>
      <text:p text:style-name="P2"><text:s text:c="2"/><text:span text:style-name="T1">1. Exception to Section 3 of the GNU GPL.</text:span></text:p>
      <text:p text:style-name="P3"/>
      <text:p text:style-name="P2"><text:s text:c="2"/><text:span text:style-name="T1">You may convey a covered work under sections 3 and 4 of this License</text:span></text:p>
      <text:p text:style-name="P1">without being bound by section 3 of the GNU GPL.</text:p>
      <text:p text:style-name="P3"/>
      <text:p text:style-name="P2"><text:s text:c="2"/><text:span text:style-name="T1">2. Conveying Modified Versions.</text:span></text:p>
      <text:p text:style-name="P3"/>
      <text:p text:style-name="P2"><text:s text:c="2"/><text:span text:style-name="T1">If you modify a copy of the Library, and, in your modifications, a</text:span></text:p>
      <text:p text:style-name="P1">facility refers to a function or data to be supplied by an Application</text:p>
      <text:p text:style-name="P1">that uses the facility (other than as an argument passed when the</text:p>
      <text:p text:style-name="P1">facility is invoked), then you may convey a copy of the modified</text:p>
      <text:p text:style-name="P1">version:</text:p>
      <text:p text:style-name="P3"/>
      <text:p text:style-name="P2"><text:s text:c="3"/><text:span text:style-name="T1">a) under this License, provided that you make a good faith effort to</text:span></text:p>
      <text:p text:style-name="P2"><text:s text:c="3"/><text:span text:style-name="T1">ensure that, in the event an Application does not supply the</text:span></text:p>
      <text:p text:style-name="P2"><text:s text:c="3"/><text:span text:style-name="T1">function or data, the facility still operates, and performs</text:span></text:p>
      <text:p text:style-name="P2"><text:s text:c="3"/><text:span text:style-name="T1">whatever part of its purpose remains meaningful, or</text:span></text:p>
      <text:p text:style-name="P3"><text:soft-page-break/></text:p>
      <text:p text:style-name="P2"><text:s text:c="3"/><text:span text:style-name="T1">b) under the GNU GPL, with none of the additional permissions of</text:span></text:p>
      <text:p text:style-name="P2"><text:s text:c="3"/><text:span text:style-name="T1">this License applicable to that copy.</text:span></text:p>
      <text:p text:style-name="P3"/>
      <text:p text:style-name="P2"><text:s text:c="2"/><text:span text:style-name="T1">3. Object Code Incorporating Material from Library Header Files.</text:span></text:p>
      <text:p text:style-name="P3"/>
      <text:p text:style-name="P2"><text:s text:c="2"/><text:span text:style-name="T1">The object code form of an Application may incorporate material from</text:span></text:p>
      <text:p text:style-name="P1">a header file that is part of the Library. <text:s/>You may convey such object</text:p>
      <text:p text:style-name="P1">code under terms of your choice, provided that, if the incorporated</text:p>
      <text:p text:style-name="P1">material is not limited to numerical parameters, data structure</text:p>
      <text:p text:style-name="P1">layouts and accessors, or small macros, inline functions and templates</text:p>
      <text:p text:style-name="P1">(ten or fewer lines in length), you do both of the following:</text:p>
      <text:p text:style-name="P3"/>
      <text:p text:style-name="P2"><text:s text:c="3"/><text:span text:style-name="T1">a) Give prominent notice with each copy of the object code that the</text:span></text:p>
      <text:p text:style-name="P2"><text:s text:c="3"/><text:span text:style-name="T1">Library is used in it and that the Library and its use are</text:span></text:p>
      <text:p text:style-name="P2"><text:s text:c="3"/><text:span text:style-name="T1">covered by this License.</text:span></text:p>
      <text:p text:style-name="P3"/>
      <text:p text:style-name="P2"><text:s text:c="3"/><text:span text:style-name="T1">b) Accompany the object code with a copy of the GNU GPL and this license</text:span></text:p>
      <text:p text:style-name="P2"><text:s text:c="3"/><text:span text:style-name="T1">document.</text:span></text:p>
      <text:p text:style-name="P3"/>
      <text:p text:style-name="P2"><text:s text:c="2"/><text:span text:style-name="T1">4. Combined Works.</text:span></text:p>
      <text:p text:style-name="P3"/>
      <text:p text:style-name="P2"><text:s text:c="2"/><text:span text:style-name="T1">You may convey a Combined Work under terms of your choice that,</text:span></text:p>
      <text:p text:style-name="P1">taken together, effectively do not restrict modification of the</text:p>
      <text:p text:style-name="P1">portions of the Library contained in the Combined Work and reverse</text:p>
      <text:p text:style-name="P1">engineering for debugging such modifications, if you also do each of</text:p>
      <text:p text:style-name="P1">the following:</text:p>
      <text:p text:style-name="P3"/>
      <text:p text:style-name="P2"><text:s text:c="3"/><text:span text:style-name="T1">a) Give prominent notice with each copy of the Combined Work that</text:span></text:p>
      <text:p text:style-name="P2"><text:s text:c="3"/><text:span text:style-name="T1">the Library is used in it and that the Library and its use are</text:span></text:p>
      <text:p text:style-name="P2"><text:s text:c="3"/><text:span text:style-name="T1">covered by this License.</text:span></text:p>
      <text:p text:style-name="P3"/>
      <text:p text:style-name="P2"><text:s text:c="3"/><text:span text:style-name="T1">b) Accompany the Combined Work with a copy of the GNU GPL and this license</text:span></text:p>
      <text:p text:style-name="P2"><text:s text:c="3"/><text:span text:style-name="T1">document.</text:span></text:p>
      <text:p text:style-name="P3"/>
      <text:p text:style-name="P2"><text:s text:c="3"/><text:span text:style-name="T1">c) For a Combined Work that displays copyright notices during</text:span></text:p>
      <text:p text:style-name="P2"><text:s text:c="3"/><text:span text:style-name="T1">execution, include the copyright notice for the Library among</text:span></text:p>
      <text:p text:style-name="P2"><text:s text:c="3"/><text:span text:style-name="T1">these notices, as well as a reference directing the user to the</text:span></text:p>
      <text:p text:style-name="P2"><text:s text:c="3"/><text:span text:style-name="T1">copies of the GNU GPL and this license document.</text:span></text:p>
      <text:p text:style-name="P3"/>
      <text:p text:style-name="P2"><text:s text:c="3"/><text:span text:style-name="T1">d) Do one of the following:</text:span></text:p>
      <text:p text:style-name="P3"/>
      <text:p text:style-name="P2"><text:s text:c="7"/><text:span text:style-name="T1">0) Convey the Minimal Corresponding Source under the terms of this</text:span></text:p>
      <text:p text:style-name="P2"><text:s text:c="7"/><text:span text:style-name="T1">License, and the Corresponding Application Code in a form</text:span></text:p>
      <text:p text:style-name="P2"><text:s text:c="7"/><text:span text:style-name="T1">suitable for, and under terms that permit, the user to</text:span></text:p>
      <text:p text:style-name="P2"><text:s text:c="7"/><text:span text:style-name="T1">recombine or relink the Application with a modified version of</text:span></text:p>
      <text:p text:style-name="P2"><text:s text:c="7"/><text:span text:style-name="T1">the Linked Version to produce a modified Combined Work, in the</text:span></text:p>
      <text:p text:style-name="P2"><text:s text:c="7"/><text:span text:style-name="T1">manner specified by section 6 of the GNU GPL for conveying</text:span></text:p>
      <text:p text:style-name="P2"><text:s text:c="7"/><text:span text:style-name="T1">Corresponding Source.</text:span></text:p>
      <text:p text:style-name="P3"/>
      <text:p text:style-name="P2"><text:s text:c="7"/><text:span text:style-name="T1">1) Use a suitable shared library mechanism for linking with the</text:span></text:p>
      <text:p text:style-name="P2"><text:s text:c="7"/><text:span text:style-name="T1">Library. <text:s/>A suitable mechanism is one that (a) uses at run time</text:span></text:p>
      <text:p text:style-name="P2"><text:s text:c="7"/><text:span text:style-name="T1">a copy of the Library already present on the user's computer</text:span></text:p>
      <text:p text:style-name="P2"><text:s text:c="7"/><text:span text:style-name="T1">system, and (b) will operate properly with a modified version</text:span></text:p>
      <text:p text:style-name="P2"><text:soft-page-break/><text:s text:c="7"/><text:span text:style-name="T1">of the Library that is interface-compatible with the Linked</text:span></text:p>
      <text:p text:style-name="P2"><text:s text:c="7"/><text:span text:style-name="T1">Version.</text:span></text:p>
      <text:p text:style-name="P3"/>
      <text:p text:style-name="P2"><text:s text:c="3"/><text:span text:style-name="T1">e) Provide Installation Information, but only if you would otherwise</text:span></text:p>
      <text:p text:style-name="P2"><text:s text:c="3"/><text:span text:style-name="T1">be required to provide such information under section 6 of the</text:span></text:p>
      <text:p text:style-name="P2"><text:s text:c="3"/><text:span text:style-name="T1">GNU GPL, and only to the extent that such information is</text:span></text:p>
      <text:p text:style-name="P2"><text:s text:c="3"/><text:span text:style-name="T1">necessary to install and execute a modified version of the</text:span></text:p>
      <text:p text:style-name="P2"><text:s text:c="3"/><text:span text:style-name="T1">Combined Work produced by recombining or relinking the</text:span></text:p>
      <text:p text:style-name="P2"><text:s text:c="3"/><text:span text:style-name="T1">Application with a modified version of the Linked Version. (If</text:span></text:p>
      <text:p text:style-name="P2"><text:s text:c="3"/><text:span text:style-name="T1">you use option 4d0, the Installation Information must accompany</text:span></text:p>
      <text:p text:style-name="P2"><text:s text:c="3"/><text:span text:style-name="T1">the Minimal Corresponding Source and Corresponding Application</text:span></text:p>
      <text:p text:style-name="P2"><text:s text:c="3"/><text:span text:style-name="T1">Code. If you use option 4d1, you must provide the Installation</text:span></text:p>
      <text:p text:style-name="P2"><text:s text:c="3"/><text:span text:style-name="T1">Information in the manner specified by section 6 of the GNU GPL</text:span></text:p>
      <text:p text:style-name="P2"><text:s text:c="3"/><text:span text:style-name="T1">for conveying Corresponding Source.)</text:span></text:p>
      <text:p text:style-name="P3"/>
      <text:p text:style-name="P2"><text:s text:c="2"/><text:span text:style-name="T1">5. Combined Libraries.</text:span></text:p>
      <text:p text:style-name="P3"/>
      <text:p text:style-name="P2"><text:s text:c="2"/><text:span text:style-name="T1">You may place library facilities that are a work based on the</text:span></text:p>
      <text:p text:style-name="P1">Library side by side in a single library together with other library</text:p>
      <text:p text:style-name="P1">facilities that are not Applications and are not covered by this</text:p>
      <text:p text:style-name="P1">License, and convey such a combined library under terms of your</text:p>
      <text:p text:style-name="P1">choice, if you do both of the following:</text:p>
      <text:p text:style-name="P3"/>
      <text:p text:style-name="P2"><text:s text:c="3"/><text:span text:style-name="T1">a) Accompany the combined library with a copy of the same work based</text:span></text:p>
      <text:p text:style-name="P2"><text:s text:c="3"/><text:span text:style-name="T1">on the Library, uncombined with any other library facilities,</text:span></text:p>
      <text:p text:style-name="P2"><text:s text:c="3"/><text:span text:style-name="T1">conveyed under the terms of this License.</text:span></text:p>
      <text:p text:style-name="P3"/>
      <text:p text:style-name="P2"><text:s text:c="3"/><text:span text:style-name="T1">b) Give prominent notice with the combined library that part of it</text:span></text:p>
      <text:p text:style-name="P2"><text:s text:c="3"/><text:span text:style-name="T1">is a work based on the Library, and explaining where to find the</text:span></text:p>
      <text:p text:style-name="P2"><text:s text:c="3"/><text:span text:style-name="T1">accompanying uncombined form of the same work.</text:span></text:p>
      <text:p text:style-name="P3"/>
      <text:p text:style-name="P2"><text:s text:c="2"/><text:span text:style-name="T1">6. Revised Versions of the GNU Lesser General Public License.</text:span></text:p>
      <text:p text:style-name="P3"/>
      <text:p text:style-name="P2"><text:s text:c="2"/><text:span text:style-name="T1">The Free Software Foundation may publish revised and/or new versions</text:span></text:p>
      <text:p text:style-name="P1">of the GNU Lesser General Public License from time to time. Such new</text:p>
      <text:p text:style-name="P1">versions will be similar in spirit to the present version, but may</text:p>
      <text:p text:style-name="P1">differ in detail to address new problems or concerns.</text:p>
      <text:p text:style-name="P3"/>
      <text:p text:style-name="P2"><text:s text:c="2"/><text:span text:style-name="T1">Each version is given a distinguishing version number. If the</text:span></text:p>
      <text:p text:style-name="P1">Library as you received it specifies that a certain numbered version</text:p>
      <text:p text:style-name="P1">of the GNU Lesser General Public License "or any later version"</text:p>
      <text:p text:style-name="P1">applies to it, you have the option of following the terms and</text:p>
      <text:p text:style-name="P1">conditions either of that published version or of any later version</text:p>
      <text:p text:style-name="P1">published by the Free Software Foundation. If the Library as you</text:p>
      <text:p text:style-name="P1">received it does not specify a version number of the GNU Lesser</text:p>
      <text:p text:style-name="P1">General Public License, you may choose any version of the GNU Lesser</text:p>
      <text:p text:style-name="P1">General Public License ever published by the Free Software Foundation.</text:p>
      <text:p text:style-name="P3"/>
      <text:p text:style-name="P2"><text:s text:c="2"/><text:span text:style-name="T1">If the Library as you received it specifies that a proxy can decide</text:span></text:p>
      <text:p text:style-name="P1">whether future versions of the GNU Lesser General Public License shall</text:p>
      <text:p text:style-name="P1">apply, that proxy's public statement of acceptance of any version is</text:p>
      <text:p text:style-name="P1">permanent authorization for you to choose that version for the</text:p>
      <text:p text:style-name="P5">Libra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ＭＳ Ｐゴシック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3</meta:editing-cycles>
    <meta:generator>OpenOffice/4.1.1$Win32 OpenOffice.org_project/411m6$Build-9775</meta:generator>
    <dc:date>2019-09-22T16:50:34.63</dc:date>
    <meta:document-statistic meta:table-count="0" meta:image-count="0" meta:object-count="0" meta:page-count="3" meta:paragraph-count="128" meta:word-count="1234" meta:character-count="7487"/>
    <dc:creator>Ueda Harushige</dc:creator>
    <meta:user-defined meta:name="Info 1"/>
    <meta:user-defined meta:name="Info 2"/>
    <meta:user-defined meta:name="Info 3"/>
    <meta:user-defined meta:name="Info 4"/>
  </office:meta>
</office:document-meta>
</file>